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Bash Scripting Fundamentals</text:p>
          </draw:text-box>
        </draw:frame>
        <draw:frame draw:style-name="TransBox" svg:width="31.8700cm" svg:height="3.5000cm" svg:x="1.0000cm" svg:y="8.8000cm">
          <draw:text-box>
            <text:p text:style-name="PBody">Bash scripts let you automate repetitive tasks. This chapter teaches safe, readable, idempotent patterns — not just "how to write Bash", but how to write Bash that won't surprise you at 2 AM. Script template (always s…</text:p>
          </draw:text-box>
        </draw:frame>
        <draw:frame draw:style-name="TransBox" svg:width="31.8700cm" svg:height="1.0000cm" svg:x="1.0000cm" svg:y="17.8000cm">
          <draw:text-box>
            <text:p text:style-name="PFooter">04-rhce/02-bash-fundamental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Script template (always start with this)</text:p>
            <text:p text:style-name="PBullet">▶  Variables</text:p>
            <text:p text:style-name="PBullet">▶  Conditionals</text:p>
            <text:p text:style-name="PBullet">▶  Loops</text:p>
            <text:p text:style-name="PBullet">▶  Functions</text:p>
            <text:p text:style-name="PBullet">▶  Input validation</text:p>
            <text:p text:style-name="PBullet">▶  Command substitution</text:p>
            <text:p text:style-name="PBullet">▶  Exit cod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cript template (always start with this)</text:p>
          </draw:text-box>
        </draw:frame>
        <draw:frame draw:style-name="TransBox" svg:width="15.7350cm" svg:height="13.5500cm" svg:x="1.0000cm" svg:y="4.0000cm">
          <draw:text-box>
            <text:p text:style-name="PBullet">• Header line: Why</text:p>
            <text:p text:style-name="PBullet">• !/usr/bin/env bash: Portable shebang; finds bash in PATH</text:p>
            <text:p text:style-name="PBullet">• set -e: Exit immediately on error</text:p>
            <text:p text:style-name="PBullet">• set -u: Error on unset variable (catches typos)</text:p>
            <text:p text:style-name="PBullet">• set -o pipefail: Catch failures in pipe chains</text:p>
          </draw:text-box>
        </draw:frame>
        <draw:frame draw:style-name="CodeBox" svg:width="15.7350cm" svg:height="13.5500cm" svg:x="17.1350cm" svg:y="4.0000cm">
          <draw:text-box>
            <text:p text:style-name="PCode">#!/usr/bin/env bash
set -euo pipefail

# Script: describe-what-it-does.sh
# Usage:  sudo ./describe-what-it-does.sh [args]
# Notes:  Any important context

main() {
  # your logic here
  echo "Done."
}

… (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s</text:p>
          </draw:text-box>
        </draw:frame>
        <draw:frame draw:style-name="CodeBox" svg:width="31.8700cm" svg:height="13.5500cm" svg:x="1.0000cm" svg:y="4.0000cm">
          <draw:text-box>
            <text:p text:style-name="PCode">NAME="rhel10-lab"
PORT=8080
LOG_FILE="/var/log/myapp.log"

# Use double quotes around variables (prevent word splitting)
echo "Hostname is: ${NAME}"
echo "Port: ${PORT}"

# Default value if variable is unset
LOG_DIR="${LOG_DIR:-/var/log}"

# Readonly
readonly CONFIG_FILE="/etc/myapp/config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ditionals</text:p>
          </draw:text-box>
        </draw:frame>
        <draw:frame draw:style-name="CodeBox" svg:width="31.8700cm" svg:height="13.5500cm" svg:x="1.0000cm" svg:y="4.0000cm">
          <draw:text-box>
            <text:p text:style-name="PCode"># if / elif / else
if [[ -f /etc/myapp.conf ]]; then
  echo "Config exists"
elif [[ -d /etc/myapp ]]; then
  echo "Directory exists, no config"
else
  echo "Neither found"
fi

# Test flags
[[ -f file ]]    # file exists and is a regular file
[[ -d dir ]]     # directory exists
[[ -z "$VAR" ]]  # variable is empty
[[ -n "$VAR" ]]  # variable is non-empty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oops</text:p>
          </draw:text-box>
        </draw:frame>
        <draw:frame draw:style-name="CodeBox" svg:width="31.8700cm" svg:height="13.5500cm" svg:x="1.0000cm" svg:y="4.0000cm">
          <draw:text-box>
            <text:p text:style-name="PCode"># for loop over a list
for HOST in web01 web02 web03; do
  echo "Processing: ${HOST}"
done

# for loop with range
for I in {1..5}; do
  echo "Step ${I}"
done

# while loop
COUNT=0
while [[ $COUNT -lt 5 ]]; do
  echo "Count: ${COUNT}"
… (7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unctions</text:p>
          </draw:text-box>
        </draw:frame>
        <draw:frame draw:style-name="CodeBox" svg:width="31.8700cm" svg:height="13.5500cm" svg:x="1.0000cm" svg:y="4.0000cm">
          <draw:text-box>
            <text:p text:style-name="PCode">log() {
  local level="$1"
  local message="$2"
  echo "[$(date '+%Y-%m-%d %H:%M:%S')] [${level}] ${message}"
}

die() {
  log "ERROR" "$1"
  exit 1
}

check_root() {
  if [[ $EUID -ne 0 ]]; then
    die "This script must be run as root (use sudo)"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put validation</text:p>
          </draw:text-box>
        </draw:frame>
        <draw:frame draw:style-name="CodeBox" svg:width="31.8700cm" svg:height="13.5500cm" svg:x="1.0000cm" svg:y="4.0000cm">
          <draw:text-box>
            <text:p text:style-name="PCode">usage() {
  echo "Usage: $0 &lt;username&gt; &lt;group&gt;"
  exit 1
}

# Check argument count
if [[ $# -ne 2 ]]; then
  usage
fi

USERNAME="$1"
GROUP="$2"

# Validate input
… (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and substitution</text:p>
          </draw:text-box>
        </draw:frame>
        <draw:frame draw:style-name="CodeBox" svg:width="31.8700cm" svg:height="13.5500cm" svg:x="1.0000cm" svg:y="4.0000cm">
          <draw:text-box>
            <text:p text:style-name="PCode"># Capture command output into a variable
OS_VERSION=$(rpm -q --queryformat '%{VERSION}' redhat-release)
DISK_USAGE=$(df -h / | awk 'NR==2 {print $5}')

echo "RHEL version: ${OS_VERSION}"
echo "Root disk usage: ${DISK_USAGE}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it codes</text:p>
          </draw:text-box>
        </draw:frame>
        <draw:frame draw:style-name="CodeBox" svg:width="31.8700cm" svg:height="13.5500cm" svg:x="1.0000cm" svg:y="4.0000cm">
          <draw:text-box>
            <text:p text:style-name="PCode"># Exit code 0 = success, non-zero = failure
if ping -c 1 8.8.8.8 &amp;&gt;/dev/null; then
  echo "Network OK"
else
  echo "Network unreachable"
  exit 1
fi

# Check exit code of last command
systemctl is-active sshd
if [[ $? -ne 0 ]]; then
  echo "sshd is not running!"
fi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mpotent patterns</text:p>
          </draw:text-box>
        </draw:frame>
        <draw:frame draw:style-name="CodeBox" svg:width="31.8700cm" svg:height="13.5500cm" svg:x="1.0000cm" svg:y="4.0000cm">
          <draw:text-box>
            <text:p text:style-name="PCode"># Create directory only if it doesn't exist
[[ -d /etc/myapp ]] || sudo mkdir -p /etc/myapp

# Add a line only if not already present
grep -qxF "ServerName rhel10-lab" /etc/httpd/conf/httpd.conf || \
  echo "ServerName rhel10-lab" | sudo tee -a /etc/httpd/conf/httpd.conf

# Install a package only if not installed
rpm -q vim &amp;&gt;/dev/null || sudo dnf install -y vi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ogging output</text:p>
          </draw:text-box>
        </draw:frame>
        <draw:frame draw:style-name="CodeBox" svg:width="31.8700cm" svg:height="13.5500cm" svg:x="1.0000cm" svg:y="4.0000cm">
          <draw:text-box>
            <text:p text:style-name="PCode">LOGFILE="/var/log/myscript.log"

log() {
  echo "[$(date '+%Y-%m-%d %H:%M:%S')] $*" | tee -a "${LOGFILE}"
}

log "INFO" "Script started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Bash Scripting Fundamentals</text:p>
          </draw:text-box>
        </draw:frame>
        <draw:frame draw:style-name="TransBox" svg:width="31.8700cm" svg:height="13.5500cm" svg:x="1.0000cm" svg:y="4.0000cm">
          <draw:text-box>
            <text:p text:style-name="PBullet">✓  Script template (always start with this): Header line: Why</text:p>
            <text:p text:style-name="PBullet">✓  Variables</text:p>
            <text:p text:style-name="PBullet">✓  Conditionals</text:p>
            <text:p text:style-name="PBullet">✓  Loops</text:p>
            <text:p text:style-name="PBullet">✓  Functions</text:p>
            <text:p text:style-name="PBullet">✓  Input validation</text:p>
            <text:p text:style-name="PBullet">✓  Command substitu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